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DESTO SUDARIO, CLIVER LE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50110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DESTO SUDARIO, CLIVER LE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5011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30</text:p>
            <text:p text:style-name="P11"/>
          </table:table-cell>
        </table:table-row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6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3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9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BVA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159.00</text:span></text:p>
          </table:table-cell>
        </table:table-row>
        <table:table-row>
          <table:table-cell table:style-name="Tabla2.A2" office:value-type="string">
            <text:p text:style-name="P4"><text:span text:style-name="T5">BBVA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BVA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LFREDO LATORRE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16:26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